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436E2685E2FFD9C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75cm, 6.232cm, 31.177cm, 16.91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899cm" svg:height="11.65cm" svg:x="0.301cm" svg:y="0.301cm">
          <draw:image xlink:href="Pictures/1000000000000BD000000FC0436E2685E2FFD9C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7:48:52.132227812</dc:date>
    <meta:editing-duration>PT2M53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